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7bacc" officeooo:paragraph-rsid="0017bacc"/>
    </style:style>
    <style:style style:name="P2" style:family="paragraph" style:parent-style-name="Standard">
      <style:text-properties officeooo:rsid="001966b1" officeooo:paragraph-rsid="001966b1"/>
    </style:style>
    <style:style style:name="P3" style:family="paragraph" style:parent-style-name="Standard">
      <style:text-properties style:font-name="monospace" fo:font-size="10.5pt"/>
    </style:style>
    <style:style style:name="P4" style:family="paragraph" style:parent-style-name="Standard">
      <style:text-properties style:font-name="monospace" fo:font-size="10.5pt" officeooo:rsid="0017bacc" officeooo:paragraph-rsid="0017bacc"/>
    </style:style>
    <style:style style:name="P5" style:family="paragraph" style:parent-style-name="Standard">
      <style:text-properties officeooo:rsid="001b1701" officeooo:paragraph-rsid="001b1701"/>
    </style:style>
    <style:style style:name="P6" style:family="paragraph" style:parent-style-name="Standard">
      <style:text-properties officeooo:rsid="001b1701" officeooo:paragraph-rsid="001ead91"/>
    </style:style>
    <style:style style:name="T1" style:family="text">
      <style:text-properties officeooo:rsid="001c409a"/>
    </style:style>
    <style:style style:name="T2" style:family="text">
      <style:text-properties officeooo:rsid="001ead91"/>
    </style:style>
    <style:style style:name="T3" style:family="text">
      <style:text-properties officeooo:rsid="0020790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chael Camara</text:p>
      <text:p text:style-name="P1">Honor Code Pledge: <text:s/>This work is mine unless otherwise cited</text:p>
      <text:p text:style-name="P1">CMPSC 220</text:p>
      <text:p text:style-name="P1">Lab 4: Control Structures (Installment 1)</text:p>
      <text:p text:style-name="P1"/>
      <text:p text:style-name="P1">1)</text:p>
      <text:p text:style-name="P2">public class Lab4Loop {</text:p>
      <text:p text:style-name="P2"><text:s text:c="2"/>public void f() {</text:p>
      <text:p text:style-name="P2"><text:s text:c="4"/>int sum = 0;</text:p>
      <text:p text:style-name="P2"><text:s text:c="4"/>for (int i = 0; i &lt; 10; i++) {</text:p>
      <text:p text:style-name="P2"><text:s text:c="6"/>sum = sum + i;</text:p>
      <text:p text:style-name="P2"><text:s text:c="4"/>}</text:p>
      <text:p text:style-name="P2"><text:s text:c="2"/>}</text:p>
      <text:p text:style-name="P2">}</text:p>
      <text:p text:style-name="P2"/>
      <text:p text:style-name="P1">// Original bytecode from Lab4Loop.class</text:p>
      <text:p text:style-name="P4">0 iconst_0 push constant 0 onto the stack</text:p>
      <text:p text:style-name="P3">1 istore_1 pop stack and store in location 1 (sum = 0)</text:p>
      <text:p text:style-name="P3">2 iconst_0 push constant 0 onto the stack</text:p>
      <text:p text:style-name="P3">3 istore_2 pop stack and store in location 2 (i = 0)</text:p>
      <text:p text:style-name="P3">4 iload_2 push contents of location 2 onto stack (i)</text:p>
      <text:p text:style-name="P3">5 bipush 10 push constant 10 onto stack</text:p>
      <text:p text:style-name="P3">7 if_icmpge 20 pop two elements and compare with "&gt;=" (if (i &gt;= 10))</text:p>
      <text:p text:style-name="P3">if test is true, go to line 20</text:p>
      <text:p text:style-name="P3">10 iload_1 [test was false:] push sum onto stack</text:p>
      <text:p text:style-name="P3">11 iload_2 push i onto stack</text:p>
      <text:p text:style-name="P3">12 iadd pop two elements, add, push result onto stack</text:p>
      <text:p text:style-name="P3">13 istore_1 pop stack and store in sum (sum = sum + i)</text:p>
      <text:p text:style-name="P3">14 iinc 2 by 1 increment location 2 by 1 (i=i+1)</text:p>
      <text:p text:style-name="P3">17 goto 4 go back to line 4 and repeat the loop</text:p>
      <text:p text:style-name="P3">20 retur</text:p>
      <text:p text:style-name="P1"/>
      <text:p text:style-name="P5">Problem 2)</text:p>
      <text:p text:style-name="P5"/>
      <text:p text:style-name="P5">// Needed for problem 3, lab 4</text:p>
      <text:p text:style-name="P5">public class Lab4Short {</text:p>
      <text:p text:style-name="P5"><text:s text:c="2"/>public int f() {</text:p>
      <text:p text:style-name="P5"><text:s text:c="4"/>int i = 10, j = 20, k = 0;</text:p>
      <text:p text:style-name="P5"><text:s text:c="4"/>if (i &gt; 10 &amp;&amp; j == 20)</text:p>
      <text:p text:style-name="P5"><text:s text:c="6"/>k = 100;</text:p>
      <text:p text:style-name="P5"><text:s text:c="4"/>return k;</text:p>
      <text:p text:style-name="P5"><text:s text:c="2"/>}</text:p>
      <text:p text:style-name="P5">}</text:p>
      <text:p text:style-name="P5"/>
      <text:p text:style-name="P5"><text:s/>0 bipush 10<text:tab/>push constant 10 onto the stack</text:p>
      <text:p text:style-name="P5"><text:s/>2 istore_1<text:tab/>pop stack and store in location 1 (i = 10)</text:p>
      <text:p text:style-name="P5"><text:s/>3 bipush 20<text:tab/>push constant 20 onto the stack</text:p>
      <text:p text:style-name="P5"><text:s/>5 istore_2<text:tab/>pop stack and store in location 2 (j = 20)</text:p>
      <text:p text:style-name="P5"><text:s/>6 iconst_0<text:tab/>push constant 0 onto the stack </text:p>
      <text:p text:style-name="P5"><text:s/>7 istore_3<text:tab/>pop stack and store in location 3 (k = 0<text:span text:style-name="T2">)</text:span></text:p>
      <text:p text:style-name="P5"><text:soft-page-break/><text:s/>8 iload_1<text:tab/>push contents of location 1 onto the stack (i -&gt; 10)</text:p>
      <text:p text:style-name="P5"><text:s/>9 bipush 10<text:tab/>push constant 10 onto the stack)</text:p>
      <text:p text:style-name="P5">11 if_icmple 23 (+12)<text:tab/>pop two elements from the stack and compare using the “less-than-or-equal-<text:span text:style-name="T2">to” </text:span>operator “&lt;=” (if (i &lt;= 10) ). <text:s/>If the test is true, immediately go to line 2<text:span text:style-name="T1">3</text:span>. <text:s/>This exemplifies short-circuiting in Java, as the next boolean expression <text:span text:style-name="T3">in the source code </text:span>(j == 20) is not even evaluated if this statement <text:span text:style-name="T1">i</text:span>s false (i.e. i &lt;= 10). <text:s/><text:span text:style-name="T1">This purposefully shortens the amount of code that needs to be evaluated, since the “&amp;&amp;” logical operator requires both boolean expressions to evaluate as true, and if one is false then it often serves no purpose to evaluate the other</text:span>.</text:p>
      <text:p text:style-name="P5">14 iload_2<text:tab/><text:span text:style-name="T2">push contents of location 2 onto the stack (j -&gt; 20)</text:span></text:p>
      <text:p text:style-name="P5">15 bipush 20<text:tab/><text:span text:style-name="T2">push constant 20 onto the stack</text:span></text:p>
      <text:p text:style-name="P6">17 if_icmpne 23 (+6<text:span text:style-name="T2">)<text:tab/></text:span>pop two elements from the stack and compare using the “<text:span text:style-name="T2">not-equal-to”</text:span> operator “!<text:span text:style-name="T2">=</text:span>” (if (<text:span text:style-name="T2">j != 2</text:span>0) ). <text:s/>If the test is true, immediately go to line 2<text:span text:style-name="T1">3</text:span>. <text:s/><text:span text:style-name="T2">This statement will be skipped entirely if the previous boolean expression evaluates as false, due to the short circuiting of the “&amp;&amp;” logical operator.</text:span></text:p>
      <text:p text:style-name="P5">20 bipush 100<text:tab/><text:span text:style-name="T2">push constant 100 onto the stack</text:span></text:p>
      <text:p text:style-name="P5">22 istore_3<text:tab/><text:span text:style-name="T2">pop stack and store in location 3 (k = 100)</text:span></text:p>
      <text:p text:style-name="P5">23 iload_3<text:tab/><text:span text:style-name="T2">push contents of location 3 onto stack (k -&gt; stack)</text:span></text:p>
      <text:p text:style-name="P5">24 ireturn<text:tab/><text:span text:style-name="T2">pop stack and return the integer value (return k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4T14:49:16.445525128</meta:creation-date>
    <dc:date>2015-09-24T15:19:02.223823791</dc:date>
    <meta:editing-duration>PT28M6S</meta:editing-duration>
    <meta:editing-cycles>7</meta:editing-cycles>
    <meta:generator>LibreOffice/4.2.8.2$Linux_X86_64 LibreOffice_project/420m0$Build-2</meta:generator>
    <meta:document-statistic meta:table-count="0" meta:image-count="0" meta:object-count="0" meta:page-count="2" meta:paragraph-count="55" meta:word-count="549" meta:character-count="2757" meta:non-whitespace-character-count="2204"/>
  </office:meta>
</office:document-meta>
</file>